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87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3" draw:layer="layout" svg:width="0.381cm" svg:height="0.381cm" svg:x="9.89cm" svg:y="2.27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2" draw:layer="layout" svg:width="0.381cm" svg:height="0.381cm" svg:x="5.191cm" svg:y="4.123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4" draw:layer="layout" svg:width="0.381cm" svg:height="0.381cm" svg:x="15.291cm" svg:y="4.023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1" draw:layer="layout" svg:width="0.381cm" svg:height="0.381cm" svg:x="2.803cm" svg:y="6.409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5" draw:layer="layout" svg:width="0.381cm" svg:height="0.381cm" svg:x="7.203cm" svg:y="6.409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6" draw:layer="layout" svg:width="0.381cm" svg:height="0.381cm" svg:x="11.003cm" svg:y="6.509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7" draw:layer="layout" svg:width="0.381cm" svg:height="0.381cm" svg:x="15.603cm" svg:y="6.309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8" draw:layer="layout" svg:width="0.381cm" svg:height="0.381cm" svg:x="18.803cm" svg:y="6.609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9" draw:layer="layout" svg:width="0.381cm" svg:height="0.381cm" svg:x="8.798cm" svg:y="9.331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12" draw:layer="layout" svg:width="0.381cm" svg:height="0.381cm" svg:x="12.198cm" svg:y="9.331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13" draw:layer="layout" svg:width="0.381cm" svg:height="0.381cm" svg:x="14.599cm" svg:y="9.332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14" draw:layer="layout" svg:width="0.381cm" svg:height="0.381cm" svg:x="17.599cm" svg:y="9.332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11" draw:layer="layout" svg:width="0.381cm" svg:height="0.381cm" svg:x="10.099cm" svg:y="12.328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10" draw:layer="layout" svg:width="0.381cm" svg:height="0.381cm" svg:x="7.299cm" svg:y="12.328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2" draw:text-style-name="P2" draw:layer="layout" draw:type="line" svg:x1="3.128cm" svg:y1="6.463cm" svg:x2="5.245cm" svg:y2="4.448cm" draw:start-shape="id1" draw:start-glue-point="11" draw:end-shape="id2" draw:end-glue-point="7">
          <text:p text:style-name="P3"/>
        </draw:connector>
        <draw:connector draw:style-name="gr2" draw:text-style-name="P2" draw:layer="layout" draw:type="line" svg:x1="5.516cm" svg:y1="4.177cm" svg:x2="9.944cm" svg:y2="2.595cm" draw:start-shape="id2" draw:start-glue-point="11" draw:end-shape="id3" draw:end-glue-point="7">
          <text:p text:style-name="P3"/>
        </draw:connector>
        <draw:connector draw:style-name="gr2" draw:text-style-name="P2" draw:layer="layout" draw:type="line" svg:x1="10.215cm" svg:y1="2.595cm" svg:x2="15.291cm" svg:y2="4.213cm" draw:start-shape="id3" draw:start-glue-point="9" draw:end-shape="id4" draw:end-glue-point="6">
          <text:p text:style-name="P3"/>
        </draw:connector>
        <draw:connector draw:style-name="gr2" draw:text-style-name="P2" draw:layer="layout" draw:type="line" svg:x1="5.516cm" svg:y1="4.448cm" svg:x2="7.257cm" svg:y2="6.463cm" draw:start-shape="id2" draw:start-glue-point="9" draw:end-shape="id5" draw:end-glue-point="5">
          <text:p text:style-name="P3"/>
        </draw:connector>
        <draw:connector draw:style-name="gr2" draw:text-style-name="P2" draw:layer="layout" draw:type="line" svg:x1="15.345cm" svg:y1="4.348cm" svg:x2="11.328cm" svg:y2="6.563cm" draw:start-shape="id4" draw:start-glue-point="7" draw:end-shape="id6" draw:end-glue-point="11">
          <text:p text:style-name="P3"/>
        </draw:connector>
        <draw:connector draw:style-name="gr2" draw:text-style-name="P2" draw:layer="layout" draw:type="line" svg:x1="15.481cm" svg:y1="4.404cm" svg:x2="15.793cm" svg:y2="6.309cm" draw:start-shape="id4" draw:start-glue-point="8" draw:end-shape="id7" draw:end-glue-point="4">
          <text:p text:style-name="P3"/>
        </draw:connector>
        <draw:connector draw:style-name="gr2" draw:text-style-name="P2" draw:layer="layout" draw:type="line" svg:x1="15.616cm" svg:y1="4.348cm" svg:x2="18.857cm" svg:y2="6.663cm" draw:start-shape="id4" draw:start-glue-point="9" draw:end-shape="id8" draw:end-glue-point="5">
          <text:p text:style-name="P3"/>
        </draw:connector>
        <draw:connector draw:style-name="gr2" draw:text-style-name="P2" draw:layer="layout" draw:type="line" svg:x1="11.057cm" svg:y1="6.834cm" svg:x2="9.123cm" svg:y2="9.385cm" draw:start-shape="id6" draw:start-glue-point="7" draw:end-shape="id9" draw:end-glue-point="11">
          <text:p text:style-name="P3"/>
        </draw:connector>
        <draw:connector draw:style-name="gr2" draw:text-style-name="P2" draw:layer="layout" draw:type="line" svg:x1="8.852cm" svg:y1="9.656cm" svg:x2="7.489cm" svg:y2="12.328cm" draw:start-shape="id9" draw:start-glue-point="7" draw:end-shape="id10" draw:end-glue-point="4">
          <text:p text:style-name="P3"/>
        </draw:connector>
        <draw:connector draw:style-name="gr2" draw:text-style-name="P2" draw:layer="layout" draw:type="line" svg:x1="9.123cm" svg:y1="9.656cm" svg:x2="10.153cm" svg:y2="12.382cm" draw:start-shape="id9" draw:start-glue-point="9" draw:end-shape="id11" draw:end-glue-point="5">
          <text:p text:style-name="P3"/>
        </draw:connector>
        <draw:connector draw:style-name="gr2" draw:text-style-name="P2" draw:layer="layout" draw:type="line" svg:x1="11.328cm" svg:y1="6.834cm" svg:x2="12.252cm" svg:y2="9.385cm" draw:start-shape="id6" draw:start-glue-point="9" draw:end-shape="id12" draw:end-glue-point="5">
          <text:p text:style-name="P3"/>
        </draw:connector>
        <draw:connector draw:style-name="gr2" draw:text-style-name="P2" draw:layer="layout" draw:type="line" svg:x1="15.657cm" svg:y1="6.634cm" svg:x2="14.924cm" svg:y2="9.386cm" draw:start-shape="id7" draw:start-glue-point="7" draw:end-shape="id13" draw:end-glue-point="11">
          <text:p text:style-name="P3"/>
        </draw:connector>
        <draw:connector draw:style-name="gr3" draw:text-style-name="P2" draw:layer="layout" draw:type="line" svg:x1="15.928cm" svg:y1="6.634cm" svg:x2="17.653cm" svg:y2="9.386cm" draw:start-shape="id7" draw:start-glue-point="9" draw:end-shape="id14" draw:end-glue-point="5">
          <text:p text:style-name="P3"/>
        </draw:connector>
        <draw:frame draw:style-name="gr4" draw:text-style-name="P3" draw:layer="layout" svg:width="1.905cm" svg:height="0.984cm" svg:x="9.155cm" svg:y="1.333cm">
          <draw:text-box>
            <text:p text:style-name="P3">A / 4</text:p>
          </draw:text-box>
        </draw:frame>
        <draw:frame draw:style-name="gr5" draw:text-style-name="P3" draw:layer="layout" svg:width="2.44cm" svg:height="0.984cm" svg:x="4.275cm" svg:y="3.105cm">
          <draw:text-box>
            <text:p text:style-name="P3">B / 3</text:p>
          </draw:text-box>
        </draw:frame>
        <draw:frame draw:style-name="gr5" draw:text-style-name="P3" draw:layer="layout" svg:width="2.04cm" svg:height="0.984cm" svg:x="2.135cm" svg:y="6.95cm">
          <draw:text-box>
            <text:p text:style-name="P3">D / 3</text:p>
          </draw:text-box>
        </draw:frame>
        <draw:frame draw:style-name="gr5" draw:text-style-name="P3" draw:layer="layout" svg:width="1.97cm" svg:height="0.984cm" svg:x="6.65cm" svg:y="6.95cm">
          <draw:text-box>
            <text:p text:style-name="P3">E / 5</text:p>
          </draw:text-box>
        </draw:frame>
        <draw:frame draw:style-name="gr5" draw:text-style-name="P3" draw:layer="layout" svg:width="2.07cm" svg:height="0.984cm" svg:x="14.805cm" svg:y="3.005cm">
          <draw:text-box>
            <text:p text:style-name="P3">C / 4</text:p>
          </draw:text-box>
        </draw:frame>
        <draw:frame draw:style-name="gr5" draw:text-style-name="P3" draw:layer="layout" svg:width="1.905cm" svg:height="0.984cm" svg:x="9.89cm" svg:y="5.445cm">
          <draw:text-box>
            <text:p text:style-name="P3">F / 5</text:p>
          </draw:text-box>
        </draw:frame>
        <draw:frame draw:style-name="gr5" draw:text-style-name="P3" draw:layer="layout" svg:width="2.64cm" svg:height="0.984cm" svg:x="18.68cm" svg:y="5.645cm">
          <draw:text-box>
            <text:p text:style-name="P3">H / 4</text:p>
          </draw:text-box>
        </draw:frame>
        <draw:frame draw:style-name="gr5" draw:text-style-name="P3" draw:layer="layout" svg:width="2.24cm" svg:height="0.984cm" svg:x="13.8cm" svg:y="5.98cm">
          <draw:text-box>
            <text:p text:style-name="P3">G / 7</text:p>
          </draw:text-box>
        </draw:frame>
        <draw:frame draw:style-name="gr5" draw:text-style-name="P3" draw:layer="layout" svg:width="1.905cm" svg:height="0.984cm" svg:x="7.115cm" svg:y="8.955cm">
          <draw:text-box>
            <text:p text:style-name="P3">I / 0</text:p>
          </draw:text-box>
        </draw:frame>
        <draw:frame draw:style-name="gr6" draw:text-style-name="P3" draw:layer="layout" svg:width="2.205cm" svg:height="0.984cm" svg:x="6.415cm" svg:y="12.865cm">
          <draw:text-box>
            <text:p text:style-name="P3">M / 0</text:p>
          </draw:text-box>
        </draw:frame>
        <draw:frame draw:style-name="gr7" draw:layer="layout" svg:width="1.905cm" svg:height="0.984cm" svg:x="9.49cm" svg:y="12.865cm">
          <draw:text-box>
            <text:p text:style-name="P3">N / 7</text:p>
          </draw:text-box>
        </draw:frame>
        <draw:frame draw:style-name="gr8" draw:layer="layout" svg:width="1.704cm" svg:height="0.984cm" svg:x="11.43cm" svg:y="9.925cm">
          <draw:text-box>
            <text:p text:style-name="P3">J / 5</text:p>
          </draw:text-box>
        </draw:frame>
        <draw:frame draw:style-name="gr8" draw:layer="layout" svg:width="1.81cm" svg:height="0.984cm" svg:x="13.935cm" svg:y="9.825cm">
          <draw:text-box>
            <text:p text:style-name="P3">K / 7</text:p>
          </draw:text-box>
        </draw:frame>
        <draw:frame draw:style-name="gr8" draw:layer="layout" svg:width="0.853cm" svg:height="0.984cm" svg:x="17.045cm" svg:y="9.825cm">
          <draw:text-box>
            <text:p text:style-name="P3">L</text:p>
          </draw:text-box>
        </draw:frame>
        <draw:custom-shape draw:style-name="gr1" draw:text-style-name="P2" draw:id="id17" draw:layer="layout" svg:width="0.381cm" svg:height="0.381cm" svg:x="9.891cm" svg:y="15.37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16" draw:layer="layout" svg:width="0.381cm" svg:height="0.381cm" svg:x="5.192cm" svg:y="17.223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18" draw:layer="layout" svg:width="0.381cm" svg:height="0.381cm" svg:x="15.292cm" svg:y="17.123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15" draw:layer="layout" svg:width="0.381cm" svg:height="0.381cm" svg:x="2.804cm" svg:y="19.509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19" draw:layer="layout" svg:width="0.381cm" svg:height="0.381cm" svg:x="7.204cm" svg:y="19.509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20" draw:layer="layout" svg:width="0.381cm" svg:height="0.381cm" svg:x="11.004cm" svg:y="19.609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21" draw:layer="layout" svg:width="0.381cm" svg:height="0.381cm" svg:x="15.604cm" svg:y="19.509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22" draw:layer="layout" svg:width="0.381cm" svg:height="0.381cm" svg:x="18.804cm" svg:y="19.709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23" draw:layer="layout" svg:width="0.381cm" svg:height="0.381cm" svg:x="8.799cm" svg:y="22.431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26" draw:layer="layout" svg:width="0.381cm" svg:height="0.381cm" svg:x="12.199cm" svg:y="22.431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27" draw:layer="layout" svg:width="0.381cm" svg:height="0.381cm" svg:x="14.6cm" svg:y="22.432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28" draw:layer="layout" svg:width="0.381cm" svg:height="0.381cm" svg:x="17.6cm" svg:y="22.432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25" draw:layer="layout" svg:width="0.381cm" svg:height="0.381cm" svg:x="10.1cm" svg:y="25.428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24" draw:layer="layout" svg:width="0.381cm" svg:height="0.381cm" svg:x="7.3cm" svg:y="25.428cm">
          <text:p text:style-name="P1">s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2" draw:text-style-name="P2" draw:layer="layout" draw:type="line" svg:x1="3.129cm" svg:y1="19.563cm" svg:x2="5.246cm" svg:y2="17.548cm" draw:start-shape="id15" draw:start-glue-point="11" draw:end-shape="id16" draw:end-glue-point="7">
          <text:p text:style-name="P3"/>
        </draw:connector>
        <draw:connector draw:style-name="gr2" draw:text-style-name="P2" draw:layer="layout" draw:type="line" svg:x1="5.517cm" svg:y1="17.277cm" svg:x2="9.945cm" svg:y2="15.695cm" draw:start-shape="id16" draw:start-glue-point="11" draw:end-shape="id17" draw:end-glue-point="7">
          <text:p text:style-name="P3"/>
        </draw:connector>
        <draw:connector draw:style-name="gr2" draw:text-style-name="P2" draw:layer="layout" draw:type="line" svg:x1="10.216cm" svg:y1="15.695cm" svg:x2="15.292cm" svg:y2="17.313cm" draw:start-shape="id17" draw:start-glue-point="9" draw:end-shape="id18" draw:end-glue-point="6">
          <text:p text:style-name="P3"/>
        </draw:connector>
        <draw:connector draw:style-name="gr2" draw:text-style-name="P2" draw:layer="layout" draw:type="line" svg:x1="5.517cm" svg:y1="17.548cm" svg:x2="7.258cm" svg:y2="19.563cm" draw:start-shape="id16" draw:start-glue-point="9" draw:end-shape="id19" draw:end-glue-point="5">
          <text:p text:style-name="P3"/>
        </draw:connector>
        <draw:connector draw:style-name="gr2" draw:text-style-name="P2" draw:layer="layout" draw:type="line" svg:x1="15.346cm" svg:y1="17.448cm" svg:x2="11.329cm" svg:y2="19.663cm" draw:start-shape="id18" draw:start-glue-point="7" draw:end-shape="id20" draw:end-glue-point="11">
          <text:p text:style-name="P3"/>
        </draw:connector>
        <draw:connector draw:style-name="gr2" draw:text-style-name="P2" draw:layer="layout" draw:type="line" svg:x1="15.482cm" svg:y1="17.504cm" svg:x2="15.794cm" svg:y2="19.509cm" draw:start-shape="id18" draw:start-glue-point="8" draw:end-shape="id21" draw:end-glue-point="4">
          <text:p text:style-name="P3"/>
        </draw:connector>
        <draw:connector draw:style-name="gr2" draw:text-style-name="P2" draw:layer="layout" draw:type="line" svg:x1="15.617cm" svg:y1="17.448cm" svg:x2="18.858cm" svg:y2="19.763cm" draw:start-shape="id18" draw:start-glue-point="9" draw:end-shape="id22" draw:end-glue-point="5">
          <text:p text:style-name="P3"/>
        </draw:connector>
        <draw:connector draw:style-name="gr3" draw:text-style-name="P2" draw:layer="layout" draw:type="line" svg:x1="11.058cm" svg:y1="19.934cm" svg:x2="9.124cm" svg:y2="22.485cm" draw:start-shape="id20" draw:start-glue-point="7" draw:end-shape="id23" draw:end-glue-point="11">
          <text:p text:style-name="P3"/>
        </draw:connector>
        <draw:connector draw:style-name="gr3" draw:text-style-name="P2" draw:layer="layout" draw:type="line" svg:x1="8.853cm" svg:y1="22.756cm" svg:x2="7.49cm" svg:y2="25.428cm" draw:start-shape="id23" draw:start-glue-point="7" draw:end-shape="id24" draw:end-glue-point="4">
          <text:p text:style-name="P3"/>
        </draw:connector>
        <draw:connector draw:style-name="gr3" draw:text-style-name="P2" draw:layer="layout" draw:type="line" svg:x1="9.124cm" svg:y1="22.756cm" svg:x2="10.154cm" svg:y2="25.482cm" draw:start-shape="id23" draw:start-glue-point="9" draw:end-shape="id25" draw:end-glue-point="5">
          <text:p text:style-name="P3"/>
        </draw:connector>
        <draw:connector draw:style-name="gr2" draw:text-style-name="P2" draw:layer="layout" draw:type="line" svg:x1="11.329cm" svg:y1="19.934cm" svg:x2="12.253cm" svg:y2="22.485cm" draw:start-shape="id20" draw:start-glue-point="9" draw:end-shape="id26" draw:end-glue-point="5">
          <text:p text:style-name="P3"/>
        </draw:connector>
        <draw:connector draw:style-name="gr3" draw:text-style-name="P2" draw:layer="layout" draw:type="line" svg:x1="15.658cm" svg:y1="19.834cm" svg:x2="14.925cm" svg:y2="22.486cm" draw:start-shape="id21" draw:start-glue-point="7" draw:end-shape="id27" draw:end-glue-point="11">
          <text:p text:style-name="P3"/>
        </draw:connector>
        <draw:connector draw:style-name="gr2" draw:text-style-name="P2" draw:layer="layout" draw:type="line" svg:x1="15.929cm" svg:y1="19.834cm" svg:x2="17.654cm" svg:y2="22.486cm" draw:start-shape="id21" draw:start-glue-point="9" draw:end-shape="id28" draw:end-glue-point="5">
          <text:p text:style-name="P3"/>
        </draw:connector>
        <draw:frame draw:style-name="gr4" draw:text-style-name="P3" draw:layer="layout" svg:width="1.905cm" svg:height="0.984cm" svg:x="9.156cm" svg:y="14.433cm">
          <draw:text-box>
            <text:p text:style-name="P3">A / 4</text:p>
          </draw:text-box>
        </draw:frame>
        <draw:frame draw:style-name="gr5" draw:text-style-name="P3" draw:layer="layout" svg:width="2.439cm" svg:height="0.984cm" svg:x="4.276cm" svg:y="16.205cm">
          <draw:text-box>
            <text:p text:style-name="P3">B / 3</text:p>
          </draw:text-box>
        </draw:frame>
        <draw:frame draw:style-name="gr5" draw:text-style-name="P3" draw:layer="layout" svg:width="2.039cm" svg:height="0.984cm" svg:x="2.136cm" svg:y="20.05cm">
          <draw:text-box>
            <text:p text:style-name="P3">D / 3</text:p>
          </draw:text-box>
        </draw:frame>
        <draw:frame draw:style-name="gr5" draw:text-style-name="P3" draw:layer="layout" svg:width="1.969cm" svg:height="0.984cm" svg:x="6.651cm" svg:y="20.05cm">
          <draw:text-box>
            <text:p text:style-name="P3">E / 5</text:p>
          </draw:text-box>
        </draw:frame>
        <draw:frame draw:style-name="gr5" draw:text-style-name="P3" draw:layer="layout" svg:width="2.069cm" svg:height="0.984cm" svg:x="14.806cm" svg:y="16.105cm">
          <draw:text-box>
            <text:p text:style-name="P3">C / 4</text:p>
          </draw:text-box>
        </draw:frame>
        <draw:frame draw:style-name="gr5" draw:text-style-name="P3" draw:layer="layout" svg:width="1.904cm" svg:height="0.984cm" svg:x="9.891cm" svg:y="18.545cm">
          <draw:text-box>
            <text:p text:style-name="P3">F / 5</text:p>
          </draw:text-box>
        </draw:frame>
        <draw:frame draw:style-name="gr5" draw:text-style-name="P3" draw:layer="layout" svg:width="2.004cm" svg:height="0.984cm" svg:x="18.681cm" svg:y="18.745cm">
          <draw:text-box>
            <text:p text:style-name="P3">H / 4</text:p>
          </draw:text-box>
        </draw:frame>
        <draw:frame draw:style-name="gr5" draw:text-style-name="P3" draw:layer="layout" svg:width="2.239cm" svg:height="0.984cm" svg:x="13.801cm" svg:y="19.08cm">
          <draw:text-box>
            <text:p text:style-name="P3">G / 8</text:p>
          </draw:text-box>
        </draw:frame>
        <draw:frame draw:style-name="gr5" draw:text-style-name="P3" draw:layer="layout" svg:width="1.27cm" svg:height="0.984cm" svg:x="7.851cm" svg:y="22.055cm">
          <draw:text-box>
            <text:p text:style-name="P3">I</text:p>
          </draw:text-box>
        </draw:frame>
        <draw:frame draw:style-name="gr6" draw:text-style-name="P3" draw:layer="layout" svg:width="1.27cm" svg:height="0.984cm" svg:x="6.916cm" svg:y="26.065cm">
          <draw:text-box>
            <text:p text:style-name="P3">M</text:p>
          </draw:text-box>
        </draw:frame>
        <draw:frame draw:style-name="gr7" draw:layer="layout" svg:width="1.905cm" svg:height="0.984cm" svg:x="9.891cm" svg:y="25.965cm">
          <draw:text-box>
            <text:p text:style-name="P3">N</text:p>
          </draw:text-box>
        </draw:frame>
        <draw:frame draw:style-name="gr8" draw:layer="layout" svg:width="1.704cm" svg:height="0.984cm" svg:x="11.431cm" svg:y="23.025cm">
          <draw:text-box>
            <text:p text:style-name="P3">J / 5</text:p>
          </draw:text-box>
        </draw:frame>
        <draw:frame draw:style-name="gr8" draw:layer="layout" svg:width="0.925cm" svg:height="0.984cm" svg:x="13.936cm" svg:y="22.925cm">
          <draw:text-box>
            <text:p text:style-name="P3">K</text:p>
          </draw:text-box>
        </draw:frame>
        <draw:frame draw:style-name="gr8" draw:layer="layout" svg:width="1.717cm" svg:height="0.984cm" svg:x="17.046cm" svg:y="22.925cm">
          <draw:text-box>
            <text:p text:style-name="P3">L / 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9-02-03T21:52:29</meta:creation-date>
    <dc:date>2009-02-03T22:59:07</dc:date>
    <dc:language>en-US</dc:language>
    <meta:editing-cycles>13</meta:editing-cycles>
    <meta:editing-duration>PT51M27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